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410517100144901</text:p>
          </table:table-cell>
          <table:table-cell office:value-type="string" calcext:value-type="string">
            <text:p>2021-04-2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88616" calcext:value-type="float">
            <text:p>27.78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517100144901</text:p>
          </table:table-cell>
          <table:table-cell office:value-type="string" calcext:value-type="string">
            <text:p>2020-11-12 16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81424" calcext:value-type="float">
            <text:p>29.68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517100144901</text:p>
          </table:table-cell>
          <table:table-cell office:value-type="string" calcext:value-type="string">
            <text:p>2020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8816" calcext:value-type="float">
            <text:p>27.1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517100144901</text:p>
          </table:table-cell>
          <table:table-cell office:value-type="string" calcext:value-type="string">
            <text:p>2019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024" calcext:value-type="float">
            <text:p>28.5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517100144901</text:p>
          </table:table-cell>
          <table:table-cell office:value-type="string" calcext:value-type="string">
            <text:p>2018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75784" calcext:value-type="float">
            <text:p>30.275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517100144901</text:p>
          </table:table-cell>
          <table:table-cell office:value-type="string" calcext:value-type="string">
            <text:p>2018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88816" calcext:value-type="float">
            <text:p>29.38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517100144901</text:p>
          </table:table-cell>
          <table:table-cell office:value-type="string" calcext:value-type="string">
            <text:p>2017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43552" calcext:value-type="float">
            <text:p>29.943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517100144901</text:p>
          </table:table-cell>
          <table:table-cell office:value-type="string" calcext:value-type="string">
            <text:p>2017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75072" calcext:value-type="float">
            <text:p>30.67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517100144901</text:p>
          </table:table-cell>
          <table:table-cell office:value-type="string" calcext:value-type="string">
            <text:p>2016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48152" calcext:value-type="float">
            <text:p>28.648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517100144901</text:p>
          </table:table-cell>
          <table:table-cell office:value-type="string" calcext:value-type="string">
            <text:p>2016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58664" calcext:value-type="float">
            <text:p>30.458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517100144901</text:p>
          </table:table-cell>
          <table:table-cell office:value-type="string" calcext:value-type="string">
            <text:p>2015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00168" calcext:value-type="float">
            <text:p>30.300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517100144901</text:p>
          </table:table-cell>
          <table:table-cell office:value-type="string" calcext:value-type="string">
            <text:p>2015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0488" calcext:value-type="float">
            <text:p>29.050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517100144901</text:p>
          </table:table-cell>
          <table:table-cell office:value-type="string" calcext:value-type="string">
            <text:p>2014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16576" calcext:value-type="float">
            <text:p>30.51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517100144901</text:p>
          </table:table-cell>
          <table:table-cell office:value-type="string" calcext:value-type="string">
            <text:p>2014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32528" calcext:value-type="float">
            <text:p>30.132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517100144901</text:p>
          </table:table-cell>
          <table:table-cell office:value-type="string" calcext:value-type="string">
            <text:p>2013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7436" calcext:value-type="float">
            <text:p>31.07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517100144901</text:p>
          </table:table-cell>
          <table:table-cell office:value-type="string" calcext:value-type="string">
            <text:p>2013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798" calcext:value-type="float">
            <text:p>28.87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517100144901</text:p>
          </table:table-cell>
          <table:table-cell office:value-type="string" calcext:value-type="string">
            <text:p>2012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03472" calcext:value-type="float">
            <text:p>29.303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517100144901</text:p>
          </table:table-cell>
          <table:table-cell office:value-type="string" calcext:value-type="string">
            <text:p>2012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42712" calcext:value-type="float">
            <text:p>30.84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517100144901</text:p>
          </table:table-cell>
          <table:table-cell office:value-type="string" calcext:value-type="string">
            <text:p>2011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51656" calcext:value-type="float">
            <text:p>29.251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517100144901</text:p>
          </table:table-cell>
          <table:table-cell office:value-type="string" calcext:value-type="string">
            <text:p>2011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9316" calcext:value-type="float">
            <text:p>29.09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517100144901</text:p>
          </table:table-cell>
          <table:table-cell office:value-type="string" calcext:value-type="string">
            <text:p>2010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0488" calcext:value-type="float">
            <text:p>29.050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517100144901</text:p>
          </table:table-cell>
          <table:table-cell office:value-type="string" calcext:value-type="string">
            <text:p>2010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17544" calcext:value-type="float">
            <text:p>29.11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517100144901</text:p>
          </table:table-cell>
          <table:table-cell office:value-type="string" calcext:value-type="string">
            <text:p>2009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9128" calcext:value-type="float">
            <text:p>29.29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517100144901</text:p>
          </table:table-cell>
          <table:table-cell office:value-type="string" calcext:value-type="string">
            <text:p>2008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39308" calcext:value-type="float">
            <text:p>31.039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517100144901</text:p>
          </table:table-cell>
          <table:table-cell office:value-type="string" calcext:value-type="string">
            <text:p>2007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706" calcext:value-type="float">
            <text:p>31.47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517100144901</text:p>
          </table:table-cell>
          <table:table-cell office:value-type="string" calcext:value-type="string">
            <text:p>2007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21048" calcext:value-type="float">
            <text:p>29.72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517100144901</text:p>
          </table:table-cell>
          <table:table-cell office:value-type="string" calcext:value-type="string">
            <text:p>2006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61456" calcext:value-type="float">
            <text:p>31.46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517100144901</text:p>
          </table:table-cell>
          <table:table-cell office:value-type="string" calcext:value-type="string">
            <text:p>2006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27344" calcext:value-type="float">
            <text:p>31.32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517100144901</text:p>
          </table:table-cell>
          <table:table-cell office:value-type="string" calcext:value-type="string">
            <text:p>2005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9608" calcext:value-type="float">
            <text:p>29.5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517100144901</text:p>
          </table:table-cell>
          <table:table-cell office:value-type="string" calcext:value-type="string">
            <text:p>2004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1988" calcext:value-type="float">
            <text:p>29.51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517100144901</text:p>
          </table:table-cell>
          <table:table-cell office:value-type="string" calcext:value-type="string">
            <text:p>2003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8648" calcext:value-type="float">
            <text:p>28.9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517100144901</text:p>
          </table:table-cell>
          <table:table-cell office:value-type="string" calcext:value-type="string">
            <text:p>2002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81936" calcext:value-type="float">
            <text:p>27.68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517100144901</text:p>
          </table:table-cell>
          <table:table-cell office:value-type="string" calcext:value-type="string">
            <text:p>2001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25776" calcext:value-type="float">
            <text:p>27.92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517100144901</text:p>
          </table:table-cell>
          <table:table-cell office:value-type="string" calcext:value-type="string">
            <text:p>2000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414" calcext:value-type="float">
            <text:p>26.44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3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06" meta:object-count="0"/>
    <meta:user-defined meta:name="AppVersion">3.0</meta:user-defined>
  </office:meta>
</office:document-meta>
</file>